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NewPSMT" svg:font-family="CourierNewPSMT"/>
    <style:font-face style:name="Helvetica1" svg:font-family="Helvetica"/>
    <style:font-face style:name="Tahoma2" svg:font-family="Tahoma"/>
    <style:font-face style:name="TimesNewRoman" svg:font-family="TimesNewRoman"/>
    <style:font-face style:name="Courier New" svg:font-family="'Courier New'" style:font-family-generic="modern"/>
    <style:font-face style:name="Courier New1" svg:font-family="'Courier New'" style:font-family-generic="modern" style:font-pitch="fixed"/>
    <style:font-face style:name="Monaco" svg:font-family="Monac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78cm" table:align="margins" style:writing-mode="lr-tb"/>
    </style:style>
    <style:style style:name="Table3.A" style:family="table-column">
      <style:table-column-properties style:column-width="10.506cm" style:rel-column-width="5956*"/>
    </style:style>
    <style:style style:name="Table3.B" style:family="table-column">
      <style:table-column-properties style:column-width="7.274cm" style:rel-column-width="412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8" style:family="table-row">
      <style:table-row-properties style:min-row-height="0.617cm"/>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Document_20_Title">
      <style:text-properties fo:language="en" fo:country="US" style:language-complex="ar" style:country-complex="SA"/>
    </style:style>
    <style:style style:name="P1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2" style:family="paragraph" style:parent-style-name="Body">
      <style:text-properties officeooo:paragraph-rsid="0021c380"/>
    </style:style>
    <style:style style:name="P13" style:family="paragraph" style:parent-style-name="Body">
      <style:text-properties fo:language="en" fo:country="US" style:language-complex="ar" style:country-complex="SA"/>
    </style:style>
    <style:style style:name="P14" style:family="paragraph" style:parent-style-name="Body">
      <style:text-properties fo:language="en" fo:country="US" officeooo:rsid="001febee" officeooo:paragraph-rsid="0021c380" style:language-complex="ar" style:country-complex="SA"/>
    </style:style>
    <style:style style:name="P15"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6"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7" style:family="paragraph" style:parent-style-name="Standard">
      <style:text-properties style:font-name="Arial" fo:language="en" fo:country="US" officeooo:paragraph-rsid="0021c380" style:language-complex="ar" style:country-complex="SA"/>
    </style:style>
    <style:style style:name="P18" style:family="paragraph" style:parent-style-name="Standard">
      <style:text-properties style:font-name="Arial" fo:language="en" fo:country="US" officeooo:rsid="001febee" officeooo:paragraph-rsid="0021c380" style:language-complex="ar" style:country-complex="SA"/>
    </style:style>
    <style:style style:name="P19" style:family="paragraph" style:parent-style-name="Definition_20_Term">
      <style:text-properties fo:language="en" fo:country="US" style:language-complex="ar" style:country-complex="SA"/>
    </style:style>
    <style:style style:name="P20" style:family="paragraph" style:parent-style-name="Definition_20_Term">
      <style:text-properties officeooo:paragraph-rsid="002aee1f"/>
    </style:style>
    <style:style style:name="P21" style:family="paragraph" style:parent-style-name="Definition_20_Term">
      <style:text-properties officeooo:paragraph-rsid="00300580"/>
    </style:style>
    <style:style style:name="P22" style:family="paragraph" style:parent-style-name="Table_20_Contents">
      <style:text-properties officeooo:rsid="002d904d" officeooo:paragraph-rsid="002d904d"/>
    </style:style>
    <style:style style:name="P23" style:family="paragraph" style:parent-style-name="Table_20_Contents">
      <style:text-properties officeooo:rsid="002e0972" officeooo:paragraph-rsid="002e0972"/>
    </style:style>
    <style:style style:name="P24" style:family="paragraph" style:parent-style-name="Table_20_Contents">
      <style:text-properties officeooo:rsid="002e28eb" officeooo:paragraph-rsid="002e28eb"/>
    </style:style>
    <style:style style:name="P25" style:family="paragraph" style:parent-style-name="Table_20_Contents">
      <style:text-properties officeooo:rsid="002fdd26" officeooo:paragraph-rsid="002fdd26"/>
    </style:style>
    <style:style style:name="P26" style:family="paragraph" style:parent-style-name="Table_20_Contents">
      <style:text-properties officeooo:rsid="00300580" officeooo:paragraph-rsid="00300580"/>
    </style:style>
    <style:style style:name="P2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8" style:family="paragraph" style:parent-style-name="Document_20_Title">
      <style:text-properties fo:language="en" fo:country="US" style:language-complex="ar" style:country-complex="SA"/>
    </style:style>
    <style:style style:name="P29" style:family="paragraph" style:parent-style-name="CellBody">
      <style:paragraph-properties style:snap-to-layout-grid="false"/>
      <style:text-properties fo:language="en" fo:country="US" officeooo:rsid="0035817e" officeooo:paragraph-rsid="0035817e" style:language-complex="ar" style:country-complex="SA"/>
    </style:style>
    <style:style style:name="P30" style:family="paragraph" style:parent-style-name="CellBody">
      <style:text-properties officeooo:paragraph-rsid="002d904d"/>
    </style:style>
    <style:style style:name="P31" style:family="paragraph" style:parent-style-name="CellBody">
      <style:text-properties officeooo:paragraph-rsid="002e0972"/>
    </style:style>
    <style:style style:name="P32" style:family="paragraph" style:parent-style-name="CellBody">
      <style:text-properties officeooo:paragraph-rsid="002e28eb"/>
    </style:style>
    <style:style style:name="P33" style:family="paragraph" style:parent-style-name="CellBody">
      <style:text-properties officeooo:rsid="002e28eb" officeooo:paragraph-rsid="002e28eb"/>
    </style:style>
    <style:style style:name="P34" style:family="paragraph" style:parent-style-name="CellBody">
      <style:text-properties officeooo:rsid="002fdd26" officeooo:paragraph-rsid="002fdd26"/>
    </style:style>
    <style:style style:name="P35" style:family="paragraph" style:parent-style-name="CellBody">
      <style:text-properties officeooo:rsid="002fdd26" officeooo:paragraph-rsid="00300580"/>
    </style:style>
    <style:style style:name="P36" style:family="paragraph" style:parent-style-name="CellBody">
      <style:text-properties officeooo:paragraph-rsid="002fdd26"/>
    </style:style>
    <style:style style:name="P37" style:family="paragraph" style:parent-style-name="CellBody">
      <style:text-properties officeooo:paragraph-rsid="00300580"/>
    </style:style>
    <style:style style:name="P38" style:family="paragraph" style:parent-style-name="CellBody">
      <style:text-properties officeooo:rsid="00300580" officeooo:paragraph-rsid="00300580"/>
    </style:style>
    <style:style style:name="P39" style:family="paragraph" style:parent-style-name="CellBody">
      <style:paragraph-properties fo:keep-with-next="always" style:snap-to-layout-grid="false"/>
      <style:text-properties fo:language="en" fo:country="US" officeooo:rsid="0035817e" officeooo:paragraph-rsid="0035817e" style:language-complex="ar" style:country-complex="SA"/>
    </style:style>
    <style:style style:name="P40" style:family="paragraph" style:parent-style-name="Body">
      <style:text-properties fo:color="#ff0000" fo:language="en" fo:country="US" fo:font-style="italic" officeooo:paragraph-rsid="00291830" style:font-style-asian="italic" style:language-complex="ar" style:country-complex="SA"/>
    </style:style>
    <style:style style:name="P41" style:family="paragraph" style:parent-style-name="Body">
      <style:text-properties fo:color="#ff0000" fo:language="en" fo:country="US" fo:font-style="italic" officeooo:paragraph-rsid="002d904d" style:font-style-asian="italic" style:language-complex="ar" style:country-complex="SA"/>
    </style:style>
    <style:style style:name="P42" style:family="paragraph" style:parent-style-name="Body">
      <style:text-properties fo:language="en" fo:country="US" officeooo:paragraph-rsid="00291830" style:language-complex="ar" style:country-complex="SA"/>
    </style:style>
    <style:style style:name="P43" style:family="paragraph" style:parent-style-name="Body">
      <style:text-properties officeooo:paragraph-rsid="00291830"/>
    </style:style>
    <style:style style:name="P44" style:family="paragraph" style:parent-style-name="Body">
      <style:text-properties officeooo:rsid="00293bc8" officeooo:paragraph-rsid="00291830"/>
    </style:style>
    <style:style style:name="P45" style:family="paragraph" style:parent-style-name="Body">
      <style:text-properties officeooo:rsid="00293bc8" officeooo:paragraph-rsid="0030f68a"/>
    </style:style>
    <style:style style:name="P46" style:family="paragraph" style:parent-style-name="Body">
      <style:text-properties officeooo:rsid="00293bc8" officeooo:paragraph-rsid="003463bb"/>
    </style:style>
    <style:style style:name="P47" style:family="paragraph" style:parent-style-name="Body">
      <style:text-properties officeooo:rsid="00276f27" officeooo:paragraph-rsid="00291830"/>
    </style:style>
    <style:style style:name="P48" style:family="paragraph" style:parent-style-name="Body">
      <style:text-properties officeooo:rsid="00291cc2" officeooo:paragraph-rsid="00291cc2"/>
    </style:style>
    <style:style style:name="P49" style:family="paragraph" style:parent-style-name="Body">
      <style:text-properties officeooo:rsid="00291cc2" officeooo:paragraph-rsid="002c9b7a"/>
    </style:style>
    <style:style style:name="P50" style:family="paragraph" style:parent-style-name="Body">
      <style:text-properties officeooo:rsid="002aee1f" officeooo:paragraph-rsid="002aee1f"/>
    </style:style>
    <style:style style:name="P51" style:family="paragraph" style:parent-style-name="Body" style:list-style-name="L3"/>
    <style:style style:name="P52" style:family="paragraph" style:parent-style-name="Body" style:list-style-name="L3">
      <style:text-properties officeooo:paragraph-rsid="002aee1f"/>
    </style:style>
    <style:style style:name="P53" style:family="paragraph" style:parent-style-name="Body">
      <style:text-properties officeooo:rsid="002bf24a" officeooo:paragraph-rsid="002bf24a"/>
    </style:style>
    <style:style style:name="P54" style:family="paragraph" style:parent-style-name="Body">
      <style:text-properties officeooo:rsid="002c9b7a" officeooo:paragraph-rsid="002c9b7a"/>
    </style:style>
    <style:style style:name="P55" style:family="paragraph" style:parent-style-name="Body" style:list-style-name="L3">
      <style:text-properties officeooo:rsid="002c9b7a" officeooo:paragraph-rsid="002c9b7a"/>
    </style:style>
    <style:style style:name="P56" style:family="paragraph" style:parent-style-name="Body">
      <style:text-properties officeooo:rsid="00300580" officeooo:paragraph-rsid="00300580"/>
    </style:style>
    <style:style style:name="P57" style:family="paragraph" style:parent-style-name="Body">
      <style:text-properties officeooo:rsid="0030f68a" officeooo:paragraph-rsid="0030f68a"/>
    </style:style>
    <style:style style:name="P58" style:family="paragraph" style:parent-style-name="Body">
      <style:text-properties officeooo:rsid="0033e6da" officeooo:paragraph-rsid="0033e6da"/>
    </style:style>
    <style:style style:name="P59" style:family="paragraph" style:parent-style-name="Body">
      <style:text-properties style:font-name="Monaco" officeooo:rsid="0033e6da" officeooo:paragraph-rsid="0033e6da"/>
    </style:style>
    <style:style style:name="P60" style:family="paragraph" style:parent-style-name="Body">
      <style:text-properties officeooo:rsid="003463bb" officeooo:paragraph-rsid="003463bb"/>
    </style:style>
    <style:style style:name="P61" style:family="paragraph" style:parent-style-name="Body" style:list-style-name="L5">
      <style:text-properties officeooo:rsid="003463bb" officeooo:paragraph-rsid="003463bb"/>
    </style:style>
    <style:style style:name="P6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3" style:family="paragraph" style:parent-style-name="Heading_20_1">
      <style:text-properties fo:language="en" fo:country="US" style:language-complex="ar" style:country-complex="SA"/>
    </style:style>
    <style:style style:name="P64" style:family="paragraph" style:parent-style-name="Heading_20_1">
      <style:paragraph-properties fo:break-before="page"/>
      <style:text-properties fo:language="en" fo:country="US" style:language-complex="ar" style:country-complex="SA"/>
    </style:style>
    <style:style style:name="P65" style:family="paragraph" style:parent-style-name="Standard">
      <style:text-properties officeooo:paragraph-rsid="00291830"/>
    </style:style>
    <style:style style:name="P66" style:family="paragraph" style:parent-style-name="Standard">
      <style:text-properties fo:language="en" fo:country="US" style:language-complex="ar" style:country-complex="SA"/>
    </style:style>
    <style:style style:name="P67" style:family="paragraph" style:parent-style-name="Standard">
      <style:text-properties officeooo:rsid="002aee1f" officeooo:paragraph-rsid="002aee1f"/>
    </style:style>
    <style:style style:name="P68" style:family="paragraph" style:parent-style-name="Heading_20_3">
      <style:text-properties officeooo:rsid="00276f27" officeooo:paragraph-rsid="00291830"/>
    </style:style>
    <style:style style:name="P69" style:family="paragraph" style:parent-style-name="Heading_20_3">
      <style:text-properties officeooo:rsid="00276f27" officeooo:paragraph-rsid="003463bb"/>
    </style:style>
    <style:style style:name="P70" style:family="paragraph" style:parent-style-name="Heading_20_3">
      <style:text-properties officeooo:rsid="002aee1f" officeooo:paragraph-rsid="002aee1f"/>
    </style:style>
    <style:style style:name="P71" style:family="paragraph" style:parent-style-name="Heading_20_3">
      <style:text-properties officeooo:rsid="002c9b7a" officeooo:paragraph-rsid="002c9b7a"/>
    </style:style>
    <style:style style:name="P72" style:family="paragraph" style:parent-style-name="Heading_20_3">
      <style:text-properties officeooo:rsid="0032b0f6" officeooo:paragraph-rsid="0032b0f6"/>
    </style:style>
    <style:style style:name="P73" style:family="paragraph" style:parent-style-name="Heading_20_2">
      <style:text-properties fo:language="en" fo:country="US" style:language-complex="ar" style:country-complex="SA"/>
    </style:style>
    <style:style style:name="P74" style:family="paragraph" style:parent-style-name="Heading_20_2">
      <style:text-properties fo:language="en" fo:country="US" officeooo:rsid="0021c380" officeooo:paragraph-rsid="0021c380" style:language-complex="ar" style:country-complex="SA"/>
    </style:style>
    <style:style style:name="P75" style:family="paragraph" style:parent-style-name="Heading_20_2">
      <style:text-properties fo:language="en" fo:country="US" officeooo:rsid="001febee" officeooo:paragraph-rsid="0021c380" style:language-complex="ar" style:country-complex="SA"/>
    </style:style>
    <style:style style:name="P76" style:family="paragraph" style:parent-style-name="Heading_20_2">
      <style:text-properties fo:language="en" fo:country="US" officeooo:paragraph-rsid="001febee" style:language-complex="ar" style:country-complex="SA"/>
    </style:style>
    <style:style style:name="P77" style:family="paragraph" style:parent-style-name="Heading_20_2">
      <style:text-properties fo:language="en" fo:country="US" officeooo:paragraph-rsid="00291830" style:language-complex="ar" style:country-complex="SA"/>
    </style:style>
    <style:style style:name="P78" style:family="paragraph" style:parent-style-name="Heading_20_2">
      <style:text-properties officeooo:rsid="00276f27" officeooo:paragraph-rsid="00291830"/>
    </style:style>
    <style:style style:name="P79" style:family="paragraph" style:parent-style-name="Heading_20_2">
      <style:text-properties officeooo:rsid="00291cc2" officeooo:paragraph-rsid="00291cc2"/>
    </style:style>
    <style:style style:name="P80" style:family="paragraph" style:parent-style-name="Heading_20_2">
      <style:text-properties officeooo:rsid="00300580" officeooo:paragraph-rsid="00300580"/>
    </style:style>
    <style:style style:name="P81" style:family="paragraph" style:parent-style-name="Text_20_body" style:list-style-name="L1">
      <style:paragraph-properties fo:text-align="start" style:justify-single-word="false"/>
      <style:text-properties style:font-name="Helvetica1" fo:font-size="10pt" fo:language="en" fo:country="US" officeooo:rsid="002642c3" officeooo:paragraph-rsid="00291830" style:language-complex="ar" style:country-complex="SA"/>
    </style:style>
    <style:style style:name="P82" style:family="paragraph" style:parent-style-name="Text_20_body" style:list-style-name="L1">
      <style:paragraph-properties fo:text-align="start" style:justify-single-word="false"/>
      <style:text-properties style:font-name="Helvetica1" fo:font-size="10pt" fo:language="en" fo:country="US" officeooo:paragraph-rsid="00291830" style:language-complex="ar" style:country-complex="SA"/>
    </style:style>
    <style:style style:name="P83" style:family="paragraph" style:parent-style-name="Text_20_body" style:list-style-name="L1">
      <style:paragraph-properties fo:text-align="start" style:justify-single-word="false"/>
      <style:text-properties style:font-name="Helvetica1" fo:font-size="10pt" officeooo:paragraph-rsid="00291830"/>
    </style:style>
    <style:style style:name="P84" style:family="paragraph" style:parent-style-name="Text_20_body">
      <style:text-properties style:font-name="Helvetica1" fo:font-size="10pt" officeooo:paragraph-rsid="00291830"/>
    </style:style>
    <style:style style:name="P85" style:family="paragraph" style:parent-style-name="Text_20_body">
      <style:text-properties fo:color="#ff0000" fo:language="en" fo:country="US" fo:font-style="italic" officeooo:paragraph-rsid="00291830" style:font-style-asian="italic" style:language-complex="ar" style:country-complex="SA"/>
    </style:style>
    <style:style style:name="P86" style:family="paragraph" style:parent-style-name="Text_20_body">
      <style:text-properties officeooo:paragraph-rsid="00291830"/>
    </style:style>
    <style:style style:name="P87" style:family="paragraph" style:parent-style-name="Text_20_body" style:list-style-name="L2">
      <style:text-properties officeooo:rsid="00291830" officeooo:paragraph-rsid="00291830"/>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fo:color="#ff0000" fo:font-style="italic" style:font-style-asian="italic"/>
    </style:style>
    <style:style style:name="T5" style:family="text">
      <style:text-properties fo:color="#ff0000" fo:font-style="italic" fo:font-weight="bold" style:font-style-asian="italic" style:font-weight-asian="bold"/>
    </style:style>
    <style:style style:name="T6" style:family="text">
      <style:text-properties fo:language="en" fo:country="US" style:language-complex="ar" style:country-complex="SA"/>
    </style:style>
    <style:style style:name="T7" style:family="text">
      <style:text-properties fo:language="en" fo:country="US" officeooo:rsid="001febee" style:language-complex="ar" style:country-complex="SA"/>
    </style:style>
    <style:style style:name="T8" style:family="text">
      <style:text-properties fo:language="en" fo:country="US" officeooo:rsid="002642c3" style:language-complex="ar" style:country-complex="SA"/>
    </style:style>
    <style:style style:name="T9" style:family="text">
      <style:text-properties fo:language="en" fo:country="US" officeooo:rsid="0026d92d" style:language-complex="ar" style:country-complex="SA"/>
    </style:style>
    <style:style style:name="T10" style:family="text">
      <style:text-properties fo:language="en" fo:country="US" officeooo:rsid="00276a8c" style:language-complex="ar" style:country-complex="SA"/>
    </style:style>
    <style:style style:name="T11" style:family="text">
      <style:text-properties fo:language="en" fo:country="US" officeooo:rsid="002aee1f" style:language-complex="ar" style:country-complex="SA"/>
    </style:style>
    <style:style style:name="T12" style:family="text">
      <style:text-properties fo:language="en" fo:country="US" officeooo:rsid="00300580" style:language-complex="ar" style:country-complex="SA"/>
    </style:style>
    <style:style style:name="T13" style:family="text">
      <style:text-properties fo:language="en" fo:country="US" officeooo:rsid="003463bb" style:language-complex="ar" style:country-complex="SA"/>
    </style:style>
    <style:style style:name="T14" style:family="text">
      <style:text-properties style:font-name="Courier New"/>
    </style:style>
    <style:style style:name="T15" style:family="text">
      <style:text-properties officeooo:rsid="0028a64d"/>
    </style:style>
    <style:style style:name="T16" style:family="text">
      <style:text-properties officeooo:rsid="00291830"/>
    </style:style>
    <style:style style:name="T17" style:family="text">
      <style:text-properties officeooo:rsid="002d1f49"/>
    </style:style>
    <style:style style:name="T18" style:family="text">
      <style:text-properties officeooo:rsid="0024c735"/>
    </style:style>
    <style:style style:name="T19" style:family="text">
      <style:text-properties officeooo:rsid="002642c3"/>
    </style:style>
    <style:style style:name="T20" style:family="text">
      <style:text-properties officeooo:rsid="0024a425"/>
    </style:style>
    <style:style style:name="T21" style:family="text">
      <style:text-properties officeooo:rsid="0029ea3f"/>
    </style:style>
    <style:style style:name="T22" style:family="text">
      <style:text-properties officeooo:rsid="00276f27"/>
    </style:style>
    <style:style style:name="T23" style:family="text">
      <style:text-properties officeooo:rsid="00293bc8"/>
    </style:style>
    <style:style style:name="T24" style:family="text">
      <style:text-properties officeooo:rsid="00291cc2"/>
    </style:style>
    <style:style style:name="T25" style:family="text">
      <style:text-properties officeooo:rsid="002aee1f"/>
    </style:style>
    <style:style style:name="T26" style:family="text">
      <style:text-properties officeooo:rsid="002bf24a"/>
    </style:style>
    <style:style style:name="T27" style:family="text">
      <style:text-properties officeooo:rsid="002c9b7a"/>
    </style:style>
    <style:style style:name="T28" style:family="text">
      <style:text-properties officeooo:rsid="002d904d"/>
    </style:style>
    <style:style style:name="T29" style:family="text">
      <style:text-properties officeooo:rsid="002e0972"/>
    </style:style>
    <style:style style:name="T30" style:family="text">
      <style:text-properties officeooo:rsid="002e28eb"/>
    </style:style>
    <style:style style:name="T31" style:family="text">
      <style:text-properties officeooo:rsid="002fdd26"/>
    </style:style>
    <style:style style:name="T32" style:family="text">
      <style:text-properties officeooo:rsid="00300580"/>
    </style:style>
    <style:style style:name="T33" style:family="text">
      <style:text-properties officeooo:rsid="0032b0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2" draw:name="graphics3" text:anchor-type="paragraph" svg:width="17.78cm" svg:height="7.893cm" draw:z-index="0"><draw:image xlink:href="Pictures/1000020100000427000001D858483800E19BA5DB.png" xlink:type="simple" xlink:show="embed" xlink:actuate="onLoad"/></draw:frame></text:p>
      <text:p text:style-name="P9"><text:user-defined style:data-style-name="N0" text:name="RFC Title">RFC-232: JPA Service Enhancements</text:user-defined></text:p>
      <text:p text:style-name="P9"><text:span text:style-name="T2">Draft<text:line-break/><text:line-break/></text:span><text:span text:style-name="T2"><text:page-count style:num-format="1">13</text:page-count></text:span><text:span text:style-name="T2"> Pages</text:span></text:p>
      <text:p text:style-name="P9"/>
      <text:p text:style-name="P7">Abstract</text:p>
      <text:p text:style-name="Abstract">The OSGi JPA Service provides a modular mechanism for using JPA within an OSGi framework. Version 1.0 <text:s/>of the JPA Service was introduced in the OSGi Enterprise Specification Release 4.2. Since this time there have been new versions of the JPA Specification, and new related OSGi specifications such as the Transaction Control Service. This RFP gathers updated requirements to ensure the continued usefulness of the JPA service.</text:p>
      <text:h text:style-name="P64" text:outline-level="1" text:restart-numbering="true" text:start-value="-1">Document Information</text:h>
      <text:h text:style-name="P74" text:outline-level="2">License</text:h>
      <text:p text:style-name="P15">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8">I HEREBY ACKNOWLEDGE AND AGREE TO THE TERMS AND CONDITIONS DELINEATED ABOVE.</text:p>
      <text:h text:style-name="P75"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5" text:outline-level="2">Feedback</text:h>
      <text:p text:style-name="P12"><text:span text:style-name="T7">This document can be downloaded from the OSGi Alliance design repository at </text:span><text:a xlink:type="simple" xlink:href="https://github.com/osgi/design" text:style-name="Internet_20_link" text:visited-style-name="Visited_20_Internet_20_Link"><text:span text:style-name="T7">https://github.com/osgi/design</text:span></text:a><text:span text:style-name="T7"> The public can provide feedback about this document by opening a bug at https://www.osgi.org/bugzilla/.</text:span></text:p>
      <text:h text:style-name="P7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0 Document Information<text:tab/>2</text:p>
          <text:p text:style-name="P10">0.1 License<text:tab/>2</text:p>
          <text:p text:style-name="P10">0.2 Trademarks<text:tab/>3</text:p>
          <text:p text:style-name="P10">0.3 Feedback<text:tab/>3</text:p>
          <text:p text:style-name="P10">0.4 Table of Contents<text:tab/>3</text:p>
          <text:p text:style-name="P10">0.5 Terminology and Document Conventions<text:tab/>4</text:p>
          <text:p text:style-name="P10">0.6 Revision History<text:tab/>4</text:p>
          <text:p text:style-name="P11">1 Introduction<text:tab/>4</text:p>
          <text:p text:style-name="P11">2 Application Domain<text:tab/>5</text:p>
          <text:p text:style-name="P11">3 Problem Description<text:tab/>5</text:p>
          <text:p text:style-name="P11">4 Requirements<text:tab/>5</text:p>
          <text:p text:style-name="P11">5 Technical Solution<text:tab/>5</text:p>
          <text:p text:style-name="P11">6 Data Transfer Objects<text:tab/>6</text:p>
          <text:p text:style-name="P11">7 Javadoc<text:tab/>6</text:p>
          <text:p text:style-name="P11">8 Considered Alternatives<text:tab/>6</text:p>
          <text:p text:style-name="P11"><text:soft-page-break/>9 Security Considerations<text:tab/>7</text:p>
          <text:p text:style-name="P11">10 Document Support<text:tab/>7</text:p>
          <text:p text:style-name="P10">10.1 References<text:tab/>7</text:p>
          <text:p text:style-name="P10">10.2 Author’s Address<text:tab/>7</text:p>
          <text:p text:style-name="P10">10.3 Acronyms and Abbreviations<text:tab/>7</text:p>
          <text:p text:style-name="P10">10.4 End of Document<text:tab/>7</text:p>
        </text:index-body>
      </text:table-of-content>
      <text:p text:style-name="P13"/>
      <text:h text:style-name="P76"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14">Source code is shown in this typeface</text:span>.</text:p>
      <text:h text:style-name="P73"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8">Initial</text:p>
          </table:table-cell>
          <table:table-cell table:style-name="Table1.A1" office:value-type="string">
            <text:p text:style-name="CellBody"><text:span text:style-name="T15">October</text:span> <text:span text:style-name="T15">18</text:span> <text:span text:style-name="T16">2016</text:span></text:p>
          </table:table-cell>
          <table:table-cell table:style-name="Table1.C1" office:value-type="string">
            <text:p text:style-name="CellBody">Initial version of the RFC</text:p>
          </table:table-cell>
        </table:table-row>
      </table:table>
      <text:p text:style-name="P13"/>
      <text:h text:style-name="P63" text:outline-level="1">Introduction</text:h>
      <text:p text:style-name="P86">The Java Persistence API <text:span text:style-name="T20">may be</text:span> <text:span text:style-name="T20">used</text:span> <text:span text:style-name="T20">in</text:span> Java EE, <text:span text:style-name="T20">Java SE and OSGi as a</text:span> standard API <text:span text:style-name="T20">for</text:span> O-R mapping. <text:span text:style-name="T18">Using JPA in OSGi requires the use of the OSGi JPA Service. This service discovers persistence units contained inside persistence bundles and registers EntityManagerFactory and/or EntityManagerFactoryBuilder services for them.</text:span></text:p>
      <text:p text:style-name="Text_20_body">This document describes the <text:span text:style-name="T18">updated </text:span>requirements that must be met in order for <text:span text:style-name="T18">the OSGi </text:span>JPA <text:span text:style-name="T18">service to be used with newer versions of the JPA Service specification. It also details a number of necessary</text:span> <text:span text:style-name="T18">enhancements required in order for the JPA service to be easily integrated with other OSGi specifications, such as the Transaction Control Service. For example:</text:span></text:p>
      <text:list xml:id="list7587601199526810701" text:style-name="L2">
        <text:list-item>
          <text:p text:style-name="P87">Providing fully configured datasources to the EntityManagerFactoryBuilder</text:p>
        </text:list-item>
        <text:list-item>
          <text:p text:style-name="P87">Changing the Transaction type of a persistence unit via the EntityManagerFactoryBuilder</text:p>
        </text:list-item>
        <text:list-item>
          <text:p text:style-name="P87">Requiring that an EntityManagerFactoryBuilder is registered even in the case of a complete persistence unit</text:p>
        </text:list-item>
      </text:list>
      <text:h text:style-name="P63" text:outline-level="1"><text:soft-page-break/>Application Domain</text:h>
      <text:p text:style-name="P43"><text:span text:style-name="T17">Persistence</text:span> is a critical layer in <text:span text:style-name="T17">m</text:span>any Java application<text:span text:style-name="T17">s</text:span>. It is used to read and write to the relational database through JDBC drivers without having to embed database-specific code in the application.. </text:p>
      <text:p text:style-name="P84">Virtually any application can use JPA to meet <text:span text:style-name="T18">its</text:span> ORM persistence needs, thus the application domain is almost as wide and deep as the application space is itself. Certainly the traditional enterprise applications like web, business and IT applications commonly use JPA and similar persistence solutions to connect to RDB technology. </text:p>
      <text:p text:style-name="P84">JPA runs in two different modes, depending upon the environment that it is being used in. When running in Java SE, or a non-container environment, the bootstrap Persistence API class is used with local transactions. When used in a Java EE container, or any other compliant JPA container host, the container provides persistence provider detection and loading, as well as injection services of certain useful JPA resources. </text:p>
      <text:p text:style-name="P84"><text:span text:style-name="T19">JPA in an</text:span> OSGi framework <text:span text:style-name="T19">supports both of these two modes using OSGi services, the Persistence bootstrap class can discover these OSGi services, as can injection containers such as Declarative Services and OSGi Blueprint.</text:span></text:p>
      <text:p text:style-name="P85"/>
      <text:h text:style-name="P77" text:outline-level="2">Terminology + Abbreviations</text:h>
      <text:p text:style-name="P42"/>
      <text:list xml:id="list6118287640540037583" text:style-name="L1">
        <text:list-item>
          <text:p text:style-name="P81">JPA: Java Persistence API </text:p>
        </text:list-item>
        <text:list-item>
          <text:p text:style-name="P81">Persistence Unit: The JPA unit(s) of configuration stored in an external persistence XML file </text:p>
        </text:list-item>
        <text:list-item>
          <text:p text:style-name="P83"><text:span text:style-name="T8">Resource Local</text:span><text:span text:style-name="T6"> </text:span><text:span text:style-name="T8">Persistence Unit</text:span><text:span text:style-name="T6">: A</text:span><text:span text:style-name="T8"> Persistence Unit that is configured to use local transactions</text:span></text:p>
        </text:list-item>
        <text:list-item>
          <text:p text:style-name="P83"><text:span text:style-name="T9">JTA Persistence Unit</text:span><text:span text:style-name="T6">: A </text:span><text:span text:style-name="T9">Persistence Unit</text:span><text:span text:style-name="T6"> that has a life cycle </text:span><text:span text:style-name="T10">which is tied to an ongoing transaction</text:span><text:span text:style-name="T6"> </text:span></text:p>
        </text:list-item>
        <text:list-item>
          <text:p text:style-name="P82">Entity Manager: The main entry point object to provide JPA operations</text:p>
        </text:list-item>
        <text:list-item>
          <text:p text:style-name="P82">Java EE: Java Enterprise Edition, the enterprise Java development and runtime platform </text:p>
        </text:list-item>
        <text:list-item>
          <text:p text:style-name="P83">Java SE: Java Standard Edition, the standard Java development and runtime platform </text:p>
        </text:list-item>
        <text:list-item>
          <text:p text:style-name="P83">JPA Container: Any container that supports and implements the container SPI, invokes JPA providers, and injects EntityManager and EntityManagerFactory instances into client classes </text:p>
        </text:list-item>
        <text:list-item>
          <text:p text:style-name="P83">JPA Provider: A vendor implementation of the JPA interfaces</text:p>
        </text:list-item>
        <text:list-item>
          <text:p text:style-name="P83">Managed Class: Class that can be mapped to the database, viz. an entity, embeddable or mapped superclass </text:p>
        </text:list-item>
        <text:list-item>
          <text:p text:style-name="P83">SPI: Service Provider Interface, or an interface that can be used to invoke a JPA Provider offering a specific service </text:p>
        </text:list-item>
        <text:list-item>
          <text:p text:style-name="P83">Persistence Provider: see JPA Provider</text:p>
          <text:p text:style-name="P83"/>
        </text:list-item>
      </text:list>
      <text:p text:style-name="P40"/>
      <text:h text:style-name="P63" text:outline-level="1"><text:soft-page-break/>Problem Description</text:h>
      <text:p text:style-name="P43">The OSG<text:span text:style-name="T22">i JPA Service is a flexible way to use JPA in an OSGi environment, and solves many problems. Persistence Bundles are processed by a JPA Service extender, and any persistence units that they define gain associated EntityManagerFactoryBuilder services.</text:span></text:p>
      <text:p text:style-name="P44">Many use cases are adequately addressed by the OSGi JPA Service 1.0, however there are a number of problems that have emerged over the years since its release.</text:p>
      <text:h text:style-name="P78" text:outline-level="2">Problems</text:h>
      <text:h text:style-name="P68" text:outline-level="3">JPA Base version</text:h>
      <text:p text:style-name="P47">The OSGi JPA Service version 1.0 defines support for JPA version 1.0, however the current version of the JPA specification is 2.1. Modern applications make extensive use of these new JPA features, and the OSGi JPA service should also support them.</text:p>
      <text:p text:style-name="P47">It should also be noted that despite the increase in the major version of the JPA specification there has been no breaking change to the API. Semantic versioning for the API is therefore difficult, <text:span text:style-name="T23">and it can be challenging to ensure that JPA clients and providers share a common view of the API.</text:span></text:p>
      <text:h text:style-name="P68" text:outline-level="3">Requiring the JPA Extender</text:h>
      <text:p text:style-name="P44">The OSGi JPA Service version 1.0 defines an extender model using the Meta-Persistence header, however there is no associated requirement/capability for this extender. This means that automatic resolution and deployment of systems using the JPA service is difficult. </text:p>
      <text:h text:style-name="P68" text:outline-level="3">Incomplete/Complete Persistence Units</text:h>
      <text:p text:style-name="P44">The OSGi JPA service does not require that a persistence unit be complete (i.e. contain the full configuration for the persistence unit <text:span text:style-name="T17">(see JPA service spec 127.4.7)</text:span>). Additional configuration and/or configuration overrides can be provided using the EntityManagerFactoryBuilder service. An incomplete persistence unit is one that does not provide database connection information.</text:p>
      <text:p text:style-name="P44">The lifecycle of inc<text:span text:style-name="T17">o</text:span>mplete Persistence units is poorly defined in the current specification. For example if an incomplete persistence unit is detected it is unclear whether an EntityManagerFactory should be registered. As this service is unusable without the database connection it should clearly not be available.</text:p>
      <text:p text:style-name="P44">In general incomplete persistence units are preferable to complete persistence units as they allow the database configuration to be completely defined by configuration, rather than being packaged in to the persistence bundle. The Specification chapter should more clearly describe this model, along with any recommendations.</text:p>
      <text:h text:style-name="P68" text:outline-level="3">Standard properties</text:h>
      <text:p text:style-name="Body">The JPA 2.0 and 2.1 specifications have defined a number of standard property names for things such as the database metadata, and other persistence unit configuration. <text:span text:style-name="T21">The JPA Service specification should be clear that such properties can be passed to an EntityManagerFactoryBuilder and will take precedence over any properties defined in the persistence unit. This can, for example, be used to supply a DataSource to an incomplete (or complete) persistence unit, or to change the transaction type of the Persistence unit from its default type.</text:span></text:p>
      <text:h text:style-name="P63" text:outline-level="1"><text:soft-page-break/>Requirements</text:h>
      <text:p text:style-name="P65"><text:span text:style-name="T16">J</text:span>PA 0010: The solution MUST allow persistence bundles and clients to make use of JPA version 2.1 specification features</text:p>
      <text:p text:style-name="P43">JPA 0020: The solution MUST enable persistence bundles to continue working with future backward compatible versions of the JPA specification</text:p>
      <text:p text:style-name="P43">JPA 0030: The solution MUST enable OSGi JPA applications to be assembled using a resolver operation in the same way that other OSGi applications can be assembled</text:p>
      <text:p text:style-name="P43">JPA 0040: The solution MUST allow for database configuration information to be provided at runtime</text:p>
      <text:p text:style-name="P43">JPA 0050: The solution MUST allow for a configured DataSource to be provided to the EntityManagerFactoryBuilder</text:p>
      <text:p text:style-name="Body">JPA 0060: The solution MUST allow the transaction type of the persistence unit to be changed when using the EntityManagerFactoryBuilder</text:p>
      <text:h text:style-name="P63" text:outline-level="1">Technical Solution</text:h>
      <text:p text:style-name="Body">The OSGi JPA service <text:span text:style-name="T24">is built around colaboration between three different</text:span> <text:span text:style-name="T24">actors. The persistence bundle is written by the user and contains a persistence descriptor and one or more managed types. <text:s/>The JPA persistence provider is an implementation of the JPA specification, and uses the persistence descriptor and managed type(s) to provide Object Relational Mapping against a database. The OSGi JPA Service is responsible for binding a persistence bundle to a persistence provider, and for ensuring that the JPA resources are registered as OSGi Services.</text:span></text:p>
      <text:h text:style-name="P79" text:outline-level="2">Updating the JPA API Version</text:h>
      <text:p text:style-name="P49">Version 1.0 of the JPA service makes use of JPA 1.0. There have been two subsequent releases of the JPA specification which have both greatly increased the functions available to JPA clients. <text:span text:style-name="T27">This RFC therefore proposes increasing the base level of JPA supported by the JPA service to the current JPA specification version, which is JPA 2.1.</text:span></text:p>
      <text:p text:style-name="P49">Unfortunately, as is the case with many JSRs, the version changes associated with the JPA specification updates have not adhered to semantic versioning <text:span text:style-name="T27">rules and so consuming the API can be error prone</text:span>.</text:p>
      <text:h text:style-name="P70" text:outline-level="3">The JPA <text:span text:style-name="T27">API</text:span> contract</text:h>
      <text:p text:style-name="P48">In order to permit JPA clients to rely on features from newer versions of JPA there needs <text:span text:style-name="T25">to be a defined contract upon which the client can rely, otherwise a JPA 1.0 compatible client cannot declare a dependency which also </text:span><text:soft-page-break/><text:span text:style-name="T25">accepts the backward compatible JPA 2.0 API. For JPA the following three contracts exist (See </text:span><text:span text:style-name="T25"><text:bookmark-ref text:reference-format="number" text:ref-name="__RefNumPara__5376_1740451070">[3].</text:bookmark-ref></text:span><text:span text:style-name="T25"> for contract definitions)</text:span></text:p>
      <text:list xml:id="list6697218028329842725" text:style-name="L3">
        <text:list-item>
          <text:p text:style-name="P52"><text:span text:style-name="T25">osgi.contract;osgi.contract=JavaJPA;version:Version=1;uses:=”javax.persistence,javax.persistence.spi”</text:span></text:p>
        </text:list-item>
        <text:list-item>
          <text:p text:style-name="P51">osgi.contract;osgi.contract=JavaJPA;version:Version=2;uses:=”javax.persistence, javax.persistence.criteria, javax.persistence.metamodel, javax.persistence.spi”</text:p>
        </text:list-item>
        <text:list-item>
          <text:p text:style-name="P52">osgi.contract;osgi.contract=JavaJPA;version:Version=2.<text:span text:style-name="T25">1</text:span>;uses:=”javax.persistence, javax.persistence.criteria, javax.persistence.metamodel, javax.persistence.spi”</text:p>
        </text:list-item>
      </text:list>
      <text:p text:style-name="Body">These <text:span text:style-name="T25">contracts provide an excellent basis for clients, as API providers can advertise the version(s) of the API that they support, including backward compatible versions. </text:span></text:p>
      <text:p text:style-name="P50">Whilst contracts work well for clients of APIs, they do not work well for providers of APIs. As a provider of an API I would typically have an import version range of the form “[X.Y, X.Y+1)”. This ensures that <text:span text:style-name="T26">an</text:span> implementation does not wire to a newer version of the API which may contain methods that <text:span text:style-name="T26">the</text:span> implementation does not. <text:span text:style-name="T26">Unfortunately this means that the implementation provider cannot use a contract to import the API, and can only export it. This is because the contracts are separate capabilities, and so there is no way to to write a requirement which rejects a bundle which also offers a higher version of a contract than the implementation requires.</text:span></text:p>
      <text:p text:style-name="P53">This restriction isn’t always a problem, however in the case of the JPA service both the JPA provider and the JPA Service implementation must implement types from the JPA API. In order for these bundles to talk to one another they must also share a class space for the JPA API. When using the JavaJPA contract this is not possible, as both the JPA Service and <text:span text:style-name="T27">the JPA provider must export the API and cannot import it reliably.</text:span></text:p>
      <text:p text:style-name="P54">To solve this issue it is recommended that the advice for osgi.contract providers be changed. Rather than providing separate contracts for each version of the API that is supported it is proposed that a single contract be provided which contains a List&lt;Version&gt; of all the supported versions:</text:p>
      <text:list xml:id="list133527180129327" text:continue-numbering="true" text:style-name="L3">
        <text:list-item>
          <text:p text:style-name="P55">osgi.contract;osgi.contract=JavaJPA;version:List&lt;Version&gt;=”2.<text:span text:style-name="T25">1,</text:span>2,1”;uses:=”javax.persistence, javax.persistence.criteria, javax.persistence.metamodel, javax.persistence.spi”</text:p>
        </text:list-item>
      </text:list>
      <text:p text:style-name="P54">The clients can use this contract unchanged, but the providers can also use the contract with a standard filter range to avoid future incompatible versions of the API.</text:p>
      <text:list xml:id="list133528151630551" text:continue-numbering="true" text:style-name="L3">
        <text:list-item>
          <text:p text:style-name="P55">osgi.contract;filter:=(&amp;(osgi.contract=JavaJPA)(version&gt;=2.<text:span text:style-name="T25">1</text:span>)(!(version&gt;=2.1.1))”;</text:p>
        </text:list-item>
      </text:list>
      <text:p text:style-name="Body">This filter ensures that the implementation only wires to a provider of the JPA 2.1 contract and not to a contract which supports any higher version. <text:span text:style-name="T27">By using this filter to ensure substitutability, the JPA service implementation and the JPA provider implementation can share a class space for the JPA API.</text:span></text:p>
      <text:h text:style-name="P71" text:outline-level="3">Standard JPA property names</text:h>
      <text:p text:style-name="Body">The JPA 2.1 specification adds a significant number of standard property names. <text:span text:style-name="T28">These properties are used both for runtime control, and also</text:span> for configuring JPA persistence <text:span text:style-name="T28">units as they are created</text:span>. </text:p>
      <text:p text:style-name="Body">The EntityManagerFactoryBuilder service must support the defined property names as per the JPA specification. <text:span text:style-name="T28">In most cases this will be accomplished by passing the values directly to the Persistence Provider.</text:span></text:p>
      <text:p text:style-name="P56">The following values are identified in the JPA 2.1 Specification <text:bookmark-ref text:reference-format="number" text:ref-name="__RefNumPara__5677_1740451070">[4].</text:bookmark-ref></text:p>
      <text:p text:style-name="Body"/>
      <table:table table:name="Table3" table:style-name="Table3">
        <table:table-column table:style-name="Table3.A"/>
        <table:table-column table:style-name="Table3.B"/>
        <text:soft-page-break/>
        <table:table-row>
          <table:table-cell table:style-name="Table3.A1" office:value-type="string">
            <text:p text:style-name="CellHeading">Property name(s)</text:p>
          </table:table-cell>
          <table:table-cell table:style-name="Table3.B1" office:value-type="string">
            <text:p text:style-name="CellHeading">Purpose</text:p>
          </table:table-cell>
        </table:table-row>
        <table:table-row>
          <table:table-cell table:style-name="Table3.A2" office:value-type="string">
            <text:p text:style-name="P32">javax.persistence.<text:span text:style-name="T30">jdbc.driver</text:span></text:p>
            <text:p text:style-name="P32">javax.persistence.<text:span text:style-name="T30">jdbc.url</text:span></text:p>
            <text:p text:style-name="P32">javax.persistence.<text:span text:style-name="T30">jdbc.user</text:span></text:p>
            <text:p text:style-name="P33">javax.persistence.jdbc.password</text:p>
            <text:p text:style-name="P38">javax.persistence.dataSource</text:p>
          </table:table-cell>
          <table:table-cell table:style-name="Table3.B2" office:value-type="string">
            <text:p text:style-name="P24">Properties used for binding a Database driver. </text:p>
            <text:p text:style-name="P24"/>
            <text:p text:style-name="P24">If the JDBC driver class name is supplied as a String then the JPA Service implementation must attempt to load the driver class using the persistence bundle’s classloader. If this fails the JPA Service must look for a suitable JDBC Service implementation to create the Driver. If this also fails then an exception must be thrown.</text:p>
            <text:p text:style-name="P24"/>
            <text:p text:style-name="P24">If bound to a JDBC service implementation the EntityManagerFactoryBuilder must be destroyed and re-registered if the JDBC service is unregistered.</text:p>
          </table:table-cell>
        </table:table-row>
        <table:table-row>
          <table:table-cell table:style-name="Table3.A2" office:value-type="string">
            <text:p text:style-name="P31">javax.persistence.<text:span text:style-name="T29">schema-generation.</text:span>crea<text:span text:style-name="T28">t</text:span>e-script-source</text:p>
            <text:p text:style-name="P31">javax.persistence.<text:span text:style-name="T29">schema-generation.</text:span>drop-script-source</text:p>
            <text:p text:style-name="P30">javax.persistence.sql-load-script-source </text:p>
            <text:p text:style-name="P32">javax.persistence.<text:span text:style-name="T29">schema-generation.database.action</text:span></text:p>
            <text:p text:style-name="P32">javax.persistence.<text:span text:style-name="T29">schema-generation.scripts.action</text:span></text:p>
            <text:p text:style-name="P32">javax.persistence.<text:span text:style-name="T29">schema-generation.</text:span>crea<text:span text:style-name="T28">t</text:span>e-source</text:p>
            <text:p text:style-name="P32">javax.persistence.<text:span text:style-name="T29">schema-generation.</text:span>drop-source</text:p>
            <text:p text:style-name="P32">javax.persistence.<text:span text:style-name="T29">schema-generation.</text:span>crea<text:span text:style-name="T28">t</text:span>e-<text:span text:style-name="T30">target</text:span></text:p>
            <text:p text:style-name="P32">javax.persistence.<text:span text:style-name="T29">schema-generation.</text:span>drop-<text:span text:style-name="T30">target</text:span></text:p>
            <text:p text:style-name="P36">javax.persistence.<text:span text:style-name="T29">schema-generation.create-database-schemas</text:span></text:p>
            <text:p text:style-name="P37">javax.persistence.<text:span text:style-name="T29">schema-generation.connection</text:span></text:p>
          </table:table-cell>
          <table:table-cell table:style-name="Table3.B2" office:value-type="string">
            <text:p text:style-name="P22">Controlling initial database <text:span text:style-name="T30">creation and </text:span>population</text:p>
          </table:table-cell>
        </table:table-row>
        <table:table-row>
          <table:table-cell table:style-name="Table3.A2" office:value-type="string">
            <text:p text:style-name="P30">javax.persistence.<text:span text:style-name="T30">lock.timeout</text:span></text:p>
            <text:p text:style-name="P31">javax.persistence.<text:span text:style-name="T30">query.timeout</text:span></text:p>
            <text:p text:style-name="P31"/>
          </table:table-cell>
          <table:table-cell table:style-name="Table3.B2" office:value-type="string">
            <text:p text:style-name="P22">Controlling <text:span text:style-name="T30">database timeouts</text:span></text:p>
          </table:table-cell>
        </table:table-row>
        <table:table-row>
          <table:table-cell table:style-name="Table3.A2" office:value-type="string">
            <text:p text:style-name="P30">javax.persistence.validation.mode</text:p>
            <text:p text:style-name="P30">javax.persistence.validation.<text:span text:style-name="T28">group-pre-persist</text:span></text:p>
            <text:p text:style-name="P30">javax.persistence.validation.<text:span text:style-name="T28">group-pre-update</text:span></text:p>
            <text:p text:style-name="P30">javax.persistence.validation.<text:span text:style-name="T28">group-pre-remove</text:span></text:p>
            <text:p text:style-name="P31">javax.persistence.validation.<text:span text:style-name="T29">factory</text:span></text:p>
          </table:table-cell>
          <table:table-cell table:style-name="Table3.B2" office:value-type="string">
            <text:p text:style-name="P22">Controlling Managed Type bean validation, <text:span text:style-name="T31">and integration points for javax.validation implementations</text:span></text:p>
          </table:table-cell>
        </table:table-row>
        <table:table-row>
          <table:table-cell table:style-name="Table3.A2" office:value-type="string">
            <text:p text:style-name="P31">javax.persistence.<text:span text:style-name="T29">sharedCache.mode</text:span></text:p>
            <text:p text:style-name="P31">javax.persistence.<text:span text:style-name="T29">cache</text:span>.<text:span text:style-name="T29">retrieveMode</text:span></text:p>
            <text:p text:style-name="P31"><text:soft-page-break/>javax.persistence.<text:span text:style-name="T29">cache</text:span>.<text:span text:style-name="T29">storeMode</text:span></text:p>
          </table:table-cell>
          <table:table-cell table:style-name="Table3.B2" office:value-type="string">
            <text:p text:style-name="P23">Controlling the second level cache</text:p>
          </table:table-cell>
        </table:table-row>
        <table:table-row>
          <table:table-cell table:style-name="Table3.A2" office:value-type="string">
            <text:p text:style-name="P34">javax.persistence.bean<text:span text:style-name="T29">.</text:span>manager</text:p>
          </table:table-cell>
          <table:table-cell table:style-name="Table3.B2" office:value-type="string">
            <text:p text:style-name="P25">Integration with CDI containers</text:p>
          </table:table-cell>
        </table:table-row>
        <table:table-row table:style-name="Table3.8">
          <table:table-cell table:style-name="Table3.A2" office:value-type="string">
            <text:p text:style-name="P25">javax.persistence.provider</text:p>
          </table:table-cell>
          <table:table-cell table:style-name="Table3.B2" office:value-type="string">
            <text:p text:style-name="P25">Used to Select a particular persistence provider implementation</text:p>
            <text:p text:style-name="P25"/>
            <text:p text:style-name="P25">This property can be used to bind the persistence unit to a particular provider implementation. If no PersistenceProvider implementation service is available with a matching name then an Exception must be thrown, otherwise the named PersistenceProvider must be used to create the EntityManagerFactory.</text:p>
            <text:p text:style-name="P25"/>
            <text:p text:style-name="P25">If an existing EntityManagerFactory existed then it must be destroyed and the new one registered.</text:p>
            <text:p text:style-name="P25"/>
          </table:table-cell>
        </table:table-row>
        <table:table-row table:style-name="Table3.8">
          <table:table-cell table:style-name="Table3.A2" office:value-type="string">
            <text:p text:style-name="P35">javax.persistence.<text:span text:style-name="T32">transactionType</text:span></text:p>
          </table:table-cell>
          <table:table-cell table:style-name="Table3.B2" office:value-type="string">
            <text:p text:style-name="P26">Used to control the transaction type of the persistence unit.</text:p>
          </table:table-cell>
        </table:table-row>
        <table:table-row table:style-name="Table3.8">
          <table:table-cell table:style-name="Table3.A2" office:value-type="string">
            <text:p text:style-name="P38">javax.persistence.jtaDataSource</text:p>
            <text:p text:style-name="P38">javax.persistence.nonJtaDataSource</text:p>
            <text:p text:style-name="P38"/>
          </table:table-cell>
          <table:table-cell table:style-name="Table3.B2" office:value-type="string">
            <text:p text:style-name="P26">If supplied as Strings then these should be passed used in a JNDI lookup. If passed as DataSource objects then these objects should be directly used as sources of connections in the Persistence Unit</text:p>
          </table:table-cell>
        </table:table-row>
      </table:table>
      <text:p text:style-name="P41"/>
      <text:h text:style-name="P80" text:outline-level="2">Improvements to the JPA Service</text:h>
      <text:p text:style-name="P57">In addition to improving the OSGi JPA service’s support by increasing the supported version of the JPA service specification, this RFC proposes a number of other enhancements <text:span text:style-name="T33">to the JPA Service.</text:span></text:p>
      <text:h text:style-name="P72" text:outline-level="3">The JPA Service Extender</text:h>
      <text:p text:style-name="P45">The OSGi JPA Service version 1.0 defines an extender model using the Meta-Persistence header, however there is no associated requirement/capability for this extender. This means that automatic resolution and deployment of systems using the JPA service is difficult. <text:s/><text:span text:style-name="T33">This RFC proposes an extender capability that must be defined by the JPA Service implementation.</text:span></text:p>
      <text:p text:style-name="P59">Provide-Capability: osgi.extender;osgi.extender=osgi.jpa;version:Version=1.1</text:p>
      <text:p text:style-name="P58">The extender capability can be required by persistence bundles to ensure that a JPA service implementation is provisioned automatically</text:p>
      <text:h text:style-name="P69" text:outline-level="3">Incomplete/Complete Persistence Units</text:h>
      <text:p text:style-name="P46">The OSGi JPA service does not require that a persistence unit be complete (i.e. contain the full configuration for the persistence unit <text:span text:style-name="T17">(see JPA service spec 127.4.7)</text:span>). An incomplete persistence unit is one that does not provide database connection information. Additional configuration and/or configuration overrides can be provided using the EntityManagerFactoryBuilder service. </text:p>
      <text:p text:style-name="P46"><text:soft-page-break/>The lifecycle of inc<text:span text:style-name="T17">o</text:span>mplete Persistence units is poorly defined in the current specification. For example if an incomplete persistence unit is detected it is unclear whether an EntityManagerFactory should be registered. As this service is unusable without the database connection it should clearly not be available.</text:p>
      <text:p text:style-name="P60">This RFC proposes a clarification of the current lifecycle rules</text:p>
      <text:list xml:id="list3645636854448421535" text:style-name="L5">
        <text:list-item>
          <text:p text:style-name="P61">An EntityManagerFactoryBuilder service must always be registered for complete and incomplete persistence units</text:p>
        </text:list-item>
        <text:list-item>
          <text:p text:style-name="P61">An EntityManagerFactory service must only be registered for a complete persistence unit</text:p>
        </text:list-item>
        <text:list-item>
          <text:p text:style-name="P61">Once configured using an EntityManagerFactoryBuilder service the JPA Service must register the created EntityManagerFactory as a service, adding any supplied configuration properties that match the recommended OSGi service property types as service properties for the EntityManagerFactory service. The javax.persistence.jdbc.password property must be omitted from service properties.</text:p>
        </text:list-item>
        <text:list-item>
          <text:p text:style-name="P61">If the EntityManagerFactoryBuilder service is used to change the configuration being used then any registered EntityManagerFactory service must be unregistered and the new object registered.</text:p>
        </text:list-item>
      </text:list>
      <text:h text:style-name="P63" text:outline-level="1">Data Transfer Objects</text:h>
      <text:p text:style-name="P4"/>
      <text:h text:style-name="P63" text:outline-level="1">Javadoc</text:h>
      <text:p text:style-name="Body">No New types are proposed for the API.</text:p>
      <text:h text:style-name="P63" text:outline-level="1"><text:soft-page-break/>Considered Alternatives</text:h>
      <text:p text:style-name="Body"/>
      <text:h text:style-name="P63" text:outline-level="1">Security Considerations</text:h>
      <text:p text:style-name="Body">No new security considerations are required by this design</text:p>
      <text:h text:style-name="P63" text:outline-level="1">Document Support</text:h>
      <text:h text:style-name="P73" text:outline-level="2">References</text:h>
      <text:list xml:id="list2504185077351312567" text:style-name="WW8Num3">
        <text:list-item>
          <text:p text:style-name="P19"><text:bookmark-start text:name="_Ref493020620"/>Bradner, S., Key words for use in RFCs to Indicate Requirement Levels, RFC2119, March 1997.<text:bookmark-end text:name="_Ref493020620"/></text:p>
        </text:list-item>
        <text:list-item>
          <text:p text:style-name="P20"><text:span text:style-name="T6">Software Requirements &amp; Specifications. Michael Jackson. ISBN 0-201-87712-0 </text:span></text:p>
        </text:list-item>
        <text:list-item>
          <text:p text:style-name="P21"><text:bookmark-start text:name="__RefNumPara__5376_1740451070"/><text:span text:style-name="T11">Portable Java Contract Definitions </text:span><text:a xlink:type="simple" xlink:href="https://www.osgi.org/portable-java-contract-definitions/" text:style-name="Internet_20_link" text:visited-style-name="Visited_20_Internet_20_Link"><text:span text:style-name="T11">https://www.osgi.org/portable-java-contract-definitions/</text:span></text:a><text:bookmark-end text:name="__RefNumPara__5376_1740451070"/></text:p>
        </text:list-item>
        <text:list-item>
          <text:p text:style-name="P21"><text:bookmark-start text:name="__RefNumPara__5677_1740451070"/><text:span text:style-name="T12">JPA 2.1 Specification </text:span><text:a xlink:type="simple" xlink:href="http://download.oracle.com/otn-pub/jcp/persistence-2_1-fr-eval-spec/JavaPersistence.pdf" text:style-name="Internet_20_link" text:visited-style-name="Visited_20_Internet_20_Link"><text:span text:style-name="T13">http://download.oracle.com/otn-pub/jcp/persistence-2_1-fr-eval-spec/JavaPersistence.pdf</text:span></text:a><text:bookmark-end text:name="__RefNumPara__5677_1740451070"/></text:p>
        </text:list-item>
      </text:list>
      <text:p text:style-name="P67"><text:span text:style-name="T6"/></text:p>
      <text:p text:style-name="P66"><text:span text:style-name="T5"/></text:p>
      <text:h text:style-name="P73" text:outline-level="2">Author’s Address</text:h>
      <text:p text:style-name="P13"/>
      <table:table table:name="Table2" table:style-name="Table2">
        <table:table-column table:style-name="Table2.A"/>
        <table:table-column table:style-name="Table2.B"/>
        <text:soft-page-break/>
        <table:table-row table:style-name="Table2.1">
          <table:table-cell table:style-name="Table2.A1" office:value-type="string">
            <text:p text:style-name="P6">Name</text:p>
          </table:table-cell>
          <table:table-cell table:style-name="Table2.B1" office:value-type="string">
            <text:p text:style-name="P39">Tim Ward</text:p>
          </table:table-cell>
        </table:table-row>
        <table:table-row table:style-name="Table2.1">
          <table:table-cell table:style-name="Table2.A1" office:value-type="string">
            <text:p text:style-name="P6">Company</text:p>
          </table:table-cell>
          <table:table-cell table:style-name="Table2.B1" office:value-type="string">
            <text:p text:style-name="P39">Paremus</text:p>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8">e-mail</text:p>
          </table:table-cell>
          <table:table-cell table:style-name="Table2.B1" office:value-type="string">
            <text:p text:style-name="P29">Tim.ward@paremus.com</text:p>
          </table:table-cell>
        </table:table-row>
      </table:table>
      <text:p text:style-name="P13"/>
      <text:h text:style-name="P73" text:outline-level="2">Acronyms and Abbreviations</text:h>
      <text:p text:style-name="P13"/>
      <text:h text:style-name="P73"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NewPSMT" svg:font-family="CourierNewPSMT"/>
    <style:font-face style:name="Helvetica1" svg:font-family="Helvetica"/>
    <style:font-face style:name="Tahoma2" svg:font-family="Tahoma"/>
    <style:font-face style:name="TimesNewRoman" svg:font-family="TimesNewRoman"/>
    <style:font-face style:name="Courier New" svg:font-family="'Courier New'" style:font-family-generic="modern"/>
    <style:font-face style:name="Courier New1" svg:font-family="'Courier New'" style:font-family-generic="modern" style:font-pitch="fixed"/>
    <style:font-face style:name="Monaco" svg:font-family="Monac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2"><draw:image xlink:href="Pictures/1000020100000427000001D858483800E19BA5DB.png" xlink:type="simple" xlink:show="embed" xlink:actuate="onLoad"/></draw:frame><text:tab/><text:user-defined style:data-style-name="N0" text:name="RFC Title">RFC-232: JPA Service Enhancements</text:user-defined><text:tab/>Page <text:page-number text:select-page="current">13</text:page-number> of <text:page-count style:num-format="1">13</text:page-count></text:p>
        <text:p text:style-name="Header"><text:tab/>Draft<text:tab/> <text:modification-date style:data-style-name="N76">October 18, 2016</text:modification-date></text:p>
      </style:header>
      <style:footer>
        <text:p text:style-name="MP1">Copyright © <text:span text:style-name="MT1">OSGi Alliance </text:span><text:span text:style-name="MT1"><text:modification-date style:data-style-name="N111">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6</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creation-date>2016-10-18T09:30:16.715105000</meta:creation-date>
    <meta:editing-cycles>3</meta:editing-cycles>
    <meta:editing-duration>PT52S</meta:editing-duration>
    <meta:initial-creator>Tim Ward</meta:initial-creator>
    <dc:date>2016-10-18T13:35:26.206339000</dc:date>
    <dc:creator>Tim Ward</dc:creator>
    <meta:document-statistic meta:table-count="3" meta:image-count="2" meta:object-count="0" meta:page-count="13" meta:paragraph-count="208" meta:word-count="3670" meta:character-count="25556" meta:non-whitespace-character-count="22109"/>
    <meta:user-defined meta:name="Info"/>
    <meta:user-defined meta:name="Info 3"/>
    <meta:user-defined meta:name="Info 4"/>
    <meta:user-defined meta:name="RFC Title">RFC-232: JPA Service Enhancements</meta:user-defined>
  </office:meta>
</office:document-meta>
</file>